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Nimimerkki poistettu]</text:p>
      <text:p text:style-name="Normaali"/>
      <text:p text:style-name="Normaali">05 helmi 2015</text:p>
      <text:p text:style-name="Normaali"/>
      <text:p text:style-name="Normaali">Aika kurjaa kun kaikki ihmiset luokitellaan johonkin seksistä hullantuvaan joukkoon.<text:line-break/>Rehellinen transnainen ei voi kulkea rauhassa kadulla pelätessään homovihaajien väkivaltaa.<text:line-break/>Automaattisesti luokitellaan olevan miehistä kiinnostuneeksi.<text:line-break/>Setankin asenne on että miestä ollaan vailla kun eletään yksinään.<text:line-break/>Joku homomies tässä vielä ihmetteli sitä ettei miehet kiinnosta.<text:line-break/>Sitähän varten tässä tietysti pukeutuu mekkoon.<text:line-break/>Pukeutumenkin pitää olla harmaata ja kadulla varoa jokaista vastaantulevaa miestä.<text:line-break/>Varmistaa pakoreitti.<text:line-break/>Kaikki ne homomiehet ja lepakot saavat kulkea rauhassa ja me yksin kantaa yhteiskunnan viha.<text:line-break/>Tää<text:s/>pallo on teidän paratiisi</text:p>
      <text:p text:style-name="Normaali"/>
      <text:p text:style-name="Normaali">[Nimimerkki poistettu]</text:p>
      <text:p text:style-name="Normaali"/>
      <text:p text:style-name="Normaali"/>
      <text:p text:style-name="P3">Vastaus</text:p>
      <text:p text:style-name="Normaali"/>
      <text:p text:style-name="Normaali">Hei<text:s/>[Nimi]</text:p>
      <text:p text:style-name="Normaali"><text:line-break/>Näin varmasti on, että transnaisena olet joutunut todella koville sukupuoleen ja seksuaalisuuteen liittyvien asenteiden viidakossa. Yksi niistä on hetero-olettamus. Eli jos olet nainen,<text:s/>niin totta kai olet kiinnostunut miehistä. Toinen niistä on sovinismi. Eli naisena olet ilman muuta objekti jota miehet voivat arvostella ja pitää avoimesti seksiobjektinaan mielensä mukaan. Kolmas on trasfobia. Eli kun olet mennyt korjaamaan sukupuoltasi, niin tappelet luontoa vastaan ja aiheutat sekaannusta. Neljäs harhainen olettamus on että terve ihminen on ilman muuta kiinnostunut seksistä toisen ihmisen kanssa ja jos hän elää yksin, kyse on epäonnistumisesta.<text:line-break/><text:line-break/>Homoseksuaalien asema on vuosien kuluessa huomattavasti parantunut, mutta kyllä hekin joutuvat pienemmillä paikkakunnilla, meisvaltaisissa ammateissa (armeija, poliisi, rakennus- ja teollisuustyöt), uskonnollisissa yhteisöissä (mm. muslimit, lestadiolaiset), etnisissä ryhmissä (romanit) vielä kohtaamaa avointa tai piilotettua hyljeksintää. Mutta transnaisten ja transmiesten tilanne on varmasti monessakin mielessä vielä hankalampi riippumatta asuinpaikasta tai viiteryhmästä. Sukupuoleen suhtaudutaan edelleen yllättävän mustavalkoisesti ja jäykästi, minkä seurauksena moni joutuu elämään varjoelämää ilman mahdollisuutta tulla myönteisellä ja kunnioittavalla tavalla nähdyksi. Tämän tilanteen muuttamiseksi on tehtävä vielä paljon työtä.<text:line-break/><text:line-break/>Juha Kilpiä on yksi niistä ihmisistä joka tekee tätä työtä. Hän on julkaissut kirjan ”Nimestä minut tunnet”. Kirja kertoo siitä, mitä on transsukupuolisena tavoitella olemassa oloa omana<text:s/><text:soft-page-break/>itsenään ja mitä inhimilliseen elämään liittyviä teemoja tavoittelussaan ihmiset kohtaavat. Kirjan (joka maksaa 12 €) voi tilata osoitteesta www.aktuaali.fi. Juha Kilpiä järjestää koulutuskiertueen Kotka, Lappeenranta, Joensuu, Kuopio, Rovaniemi, Oulu, Vaasa, Pori 30.3. – 10.4. Päivällä on koulutusiltapäivä ja illalla avoin keskustelutilaisuus. Tästäkin saa lisätietoa osoitteesta www.aktuaali.fi<text:line-break/><text:line-break/>Setan jäsenjärjestöt ja Transtukipiste järjestää vertaistukiryhmiä, joista voi saada tukea arjen haasteiden voittamiseen. Yksin taistelu kun on todella uuvuttavaa. Setan sivustolta www.seta.fi löytyy paikallisten Setan jäsenjärjestöjen tiedot ja<text:s/>Transtukipisteen osoite on<text:s/><text:a xlink:href="http://www.transtukipiste.fi" office:target-frame-name="_top" xlink:show="replace"><text:span text:style-name="Hyperlinkki">www.transtukipiste.fi</text:span></text:a></text:p>
      <text:p text:style-name="Normaali"><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Ratkaisematonmaininta" style:display-name="Ratkaisematon maininta" style:family="text" style:parent-style-name="Kappaleenoletusfontti">
      <style:text-properties fo:color="#605E5C" fo:background-color="#E1DFDD"/>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00:00Z</meta:creation-date>
    <dc:date>2023-01-20T17:00:00Z</dc:date>
    <meta:template xlink:href="Normal.dotm" xlink:type="simple"/>
    <meta:editing-cycles>1</meta:editing-cycles>
    <meta:editing-duration>PT0S</meta:editing-duration>
    <meta:document-statistic meta:page-count="2" meta:paragraph-count="6" meta:word-count="375" meta:character-count="3410" meta:row-count="25" meta:non-whitespace-character-count="3041"/>
  </office:meta>
</office:document-meta>
</file>